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fc67e" officeooo:paragraph-rsid="000fc67e" style:font-weight-asian="normal" style:font-weight-complex="normal"/>
    </style:style>
    <style:style style:name="P2" style:family="paragraph" style:parent-style-name="Standard">
      <style:text-properties fo:color="#cccccc" loext:opacity="100%" style:font-name="Droid Sans Mono" fo:font-size="15pt" fo:font-weight="normal" officeooo:rsid="000fc67e" officeooo:paragraph-rsid="000fc67e" fo:background-color="#1f1f1f" style:font-weight-asian="normal" style:font-weight-complex="normal"/>
    </style:style>
    <style:style style:name="P3" style:family="paragraph" style:parent-style-name="Standard">
      <style:text-properties officeooo:paragraph-rsid="000b696f"/>
    </style:style>
    <style:style style:name="T1" style:family="text">
      <style:text-properties officeooo:rsid="000b696f"/>
    </style:style>
    <style:style style:name="T2" style:family="text">
      <style:text-properties fo:color="#808080" loext:opacity="100%" style:font-name="Droid Sans Mono" fo:font-size="15pt" fo:font-weight="normal" fo:background-color="#1f1f1f" loext:char-shading-value="0"/>
    </style:style>
    <style:style style:name="T3" style:family="text">
      <style:text-properties fo:color="#569cd6" loext:opacity="100%" style:font-name="Droid Sans Mono" fo:font-size="15pt" fo:font-weight="normal" fo:background-color="#1f1f1f" loext:char-shading-value="0"/>
    </style:style>
    <style:style style:name="T4" style:family="text">
      <style:text-properties fo:color="#cccccc" loext:opacity="100%" style:font-name="Droid Sans Mono" fo:font-size="15pt" fo:font-weight="normal" fo:background-color="#1f1f1f" loext:char-shading-value="0"/>
    </style:style>
    <style:style style:name="T5" style:family="text">
      <style:text-properties fo:color="#cccccc" loext:opacity="100%" style:font-name="Liberation Serif" fo:font-size="15pt" fo:background-color="#1f1f1f" loext:char-shading-value="0"/>
    </style:style>
    <style:style style:name="T6" style:family="text">
      <style:text-properties fo:color="#9cdcfe" loext:opacity="100%"/>
    </style:style>
    <style:style style:name="T7" style:family="text">
      <style:text-properties fo:color="#9cdcfe" loext:opacity="100%" style:font-name="Droid Sans Mono" fo:font-size="15pt" fo:font-weight="normal" fo:background-color="#1f1f1f" loext:char-shading-value="0"/>
    </style:style>
    <style:style style:name="T8" style:family="text">
      <style:text-properties fo:color="#9cdcfe" loext:opacity="100%" style:font-name="Droid Sans Mono" fo:font-size="15pt" fo:background-color="#1f1f1f" loext:char-shading-value="0"/>
    </style:style>
    <style:style style:name="T9" style:family="text">
      <style:text-properties fo:color="#9cdcfe" loext:opacity="100%" style:font-name="Droid Sans Mono" fo:font-size="15pt" officeooo:rsid="000b696f" fo:background-color="#1f1f1f" loext:char-shading-value="0"/>
    </style:style>
    <style:style style:name="T10" style:family="text">
      <style:text-properties fo:color="#9cdcfe" loext:opacity="100%" officeooo:rsid="000e7b0e"/>
    </style:style>
    <style:style style:name="T11" style:family="text">
      <style:text-properties fo:color="#ce9178" loext:opacity="100%"/>
    </style:style>
    <style:style style:name="T12" style:family="text">
      <style:text-properties fo:color="#ce9178" loext:opacity="100%" style:font-name="Droid Sans Mono" fo:font-size="15pt" fo:font-weight="normal" fo:background-color="#1f1f1f" loext:char-shading-value="0"/>
    </style:style>
    <style:style style:name="T13" style:family="text">
      <style:text-properties fo:color="#ce9178" loext:opacity="100%" style:font-name="Droid Sans Mono" fo:font-size="15pt" fo:background-color="#1f1f1f" loext:char-shading-value="0"/>
    </style:style>
    <style:style style:name="T14" style:family="text">
      <style:text-properties fo:color="#ce9178" loext:opacity="100%" style:font-name="Droid Sans Mono" fo:font-size="15pt" officeooo:rsid="000b696f" fo:background-color="#1f1f1f" loext:char-shading-value="0"/>
    </style:style>
    <style:style style:name="T15" style:family="text">
      <style:text-properties fo:color="#d4d4d4" loext:opacity="100%"/>
    </style:style>
    <style:style style:name="T16" style:family="text">
      <style:text-properties fo:color="#d4d4d4" loext:opacity="100%" officeooo:rsid="000dfee2"/>
    </style:style>
    <style:style style:name="T17" style:family="text">
      <style:text-properties fo:color="#d4d4d4" loext:opacity="100%" style:font-name="Droid Sans Mono" fo:font-size="15pt" fo:background-color="#1f1f1f" loext:char-shading-value="0"/>
    </style:style>
    <style:style style:name="T18" style:family="text">
      <style:text-properties fo:color="#d4d4d4" loext:opacity="100%" style:font-name="Droid Sans Mono" fo:font-size="15pt" officeooo:rsid="000dfee2" fo:background-color="#1f1f1f" loext:char-shading-value="0"/>
    </style:style>
    <style:style style:name="T19" style:family="text">
      <style:text-properties fo:color="#d4d4d4" loext:opacity="100%" style:font-name="Droid Sans Mono" fo:font-size="15pt" officeooo:rsid="000fc67e" fo:background-color="#1f1f1f" loext:char-shading-value="0"/>
    </style:style>
    <style:style style:name="T20" style:family="text">
      <style:text-properties fo:color="#d4d4d4" loext:opacity="100%" style:font-name="Droid Sans Mono" fo:font-size="15pt" officeooo:rsid="000b696f" fo:background-color="#1f1f1f" loext:char-shading-value="0"/>
    </style:style>
    <style:style style:name="T21" style:family="text">
      <style:text-properties fo:color="#d4d4d4" loext:opacity="100%" officeooo:rsid="0011a04d"/>
    </style:style>
    <style:style style:name="T22" style:family="text">
      <style:text-properties fo:color="#b5cea8" loext:opacity="100%"/>
    </style:style>
    <style:style style:name="T23" style:family="text">
      <style:text-properties fo:color="#b5cea8" loext:opacity="100%" style:font-name="Droid Sans Mono" fo:font-size="15pt" fo:background-color="#1f1f1f" loext:char-shading-value="0"/>
    </style:style>
    <style:style style:name="T24" style:family="text">
      <style:text-properties fo:color="#b5cea8" loext:opacity="100%" style:font-name="Droid Sans Mono" fo:font-size="15pt" officeooo:rsid="000b696f" fo:background-color="#1f1f1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<text:span text:style-name="T1">Span tag: </text:span><text:span text:style-name="T2">&lt;</text:span><text:span text:style-name="T3">span</text:span><text:span text:style-name="T4"> </text:span><text:span text:style-name="T7">style</text:span><text:span text:style-name="T4">="</text:span><text:span text:style-name="T7">color</text:span><text:span text:style-name="T4">: </text:span><text:span text:style-name="T12">red</text:span><text:span text:style-name="T4">; </text:span><text:span text:style-name="T7">font-weight</text:span><text:span text:style-name="T4">: </text:span><text:span text:style-name="T12">bold</text:span><text:span text:style-name="T4">;"</text:span><text:span text:style-name="T2">&gt;</text:span></text:p>
      <text:p text:style-name="P3"><text:span text:style-name="T2"/></text:p>
      <text:p text:style-name="P1"><text:span text:style-name="T5">Border tag: <text:s/></text:span><text:span text:style-name="T9">border</text:span><text:span text:style-name="T20">: </text:span><text:span text:style-name="T24">2px</text:span><text:span text:style-name="T20"> </text:span><text:span text:style-name="T14">solid</text:span><text:span text:style-name="T20"> </text:span><text:span text:style-name="T14">black</text:span><text:span text:style-name="T20">; // </text:span><text:span text:style-name="T18">debljina, tip linije, boja linij</text:span><text:span text:style-name="T17">e</text:span></text:p>
      <text:p text:style-name="P1"><text:span text:style-name="T17"/></text:p>
      <text:p text:style-name="P2"><text:span text:style-name="T6">display</text:span><text:span text:style-name="T15">: </text:span><text:span text:style-name="T11">inline-block</text:span><text:span text:style-name="T15">; <text:s text:c="2"/>// </text:span><text:span text:style-name="T21">elementi se redjaju jedan pored drugog a ne ispod</text:span></text:p>
      <text:p text:style-name="P1"><text:span text:style-name="T17"/></text:p>
      <text:p text:style-name="P2"><text:span text:style-name="T6">display</text:span><text:span text:style-name="T15">: </text:span><text:span text:style-name="T11">flex</text:span><text:span text:style-name="T15">; <text:s/>// </text:span></text:p>
      <text:p text:style-name="P1"><text:span text:style-name="T17"/></text:p>
      <text:p text:style-name="P2"><text:span text:style-name="T6">flex-grow</text:span><text:span text:style-name="T15">: </text:span><text:span text:style-name="T22">1</text:span><text:span text:style-name="T15">;</text:span></text:p>
      <text:p text:style-name="P1"><text:span text:style-name="T1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14:03:26.705259704</meta:creation-date>
    <meta:generator>LibreOffice/7.3.7.2$Linux_X86_64 LibreOffice_project/30$Build-2</meta:generator>
    <dc:date>2024-10-27T17:26:19.243403276</dc:date>
    <meta:editing-duration>PT3H22M51S</meta:editing-duration>
    <meta:editing-cycles>9</meta:editing-cycles>
    <meta:document-statistic meta:table-count="0" meta:image-count="0" meta:object-count="0" meta:page-count="1" meta:paragraph-count="5" meta:word-count="36" meta:character-count="238" meta:non-whitespace-character-count="202"/>
  </office:meta>
</office:document-meta>
</file>